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497" officeooo:paragraph-rsid="00020497"/>
    </style:style>
    <style:style style:name="P2" style:family="paragraph" style:parent-style-name="Standard">
      <style:text-properties officeooo:rsid="00030aed" officeooo:paragraph-rsid="00030aed"/>
    </style:style>
    <style:style style:name="P3" style:family="paragraph" style:parent-style-name="Standard">
      <style:text-properties officeooo:rsid="0004bff3" officeooo:paragraph-rsid="0004bff3"/>
    </style:style>
    <style:style style:name="P4" style:family="paragraph" style:parent-style-name="Standard">
      <style:text-properties officeooo:rsid="0006aa7d" officeooo:paragraph-rsid="0006aa7d"/>
    </style:style>
    <style:style style:name="P5" style:family="paragraph" style:parent-style-name="Standard">
      <style:text-properties officeooo:paragraph-rsid="0006aa7d"/>
    </style:style>
    <style:style style:name="P6" style:family="paragraph" style:parent-style-name="Standard">
      <style:text-properties officeooo:rsid="0006f3bf" officeooo:paragraph-rsid="0006f3bf"/>
    </style:style>
    <style:style style:name="P7" style:family="paragraph" style:parent-style-name="Standard">
      <style:text-properties officeooo:rsid="000b3946" officeooo:paragraph-rsid="000b3946"/>
    </style:style>
    <style:style style:name="P8" style:family="paragraph" style:parent-style-name="Standard">
      <style:text-properties officeooo:rsid="000f128a" officeooo:paragraph-rsid="000f128a"/>
    </style:style>
    <style:style style:name="P9" style:family="paragraph" style:parent-style-name="Standard">
      <style:text-properties officeooo:rsid="001076c7" officeooo:paragraph-rsid="001076c7"/>
    </style:style>
    <style:style style:name="P10" style:family="paragraph" style:parent-style-name="Standard">
      <style:text-properties officeooo:paragraph-rsid="00115369"/>
    </style:style>
    <style:style style:name="P11" style:family="paragraph" style:parent-style-name="Standard">
      <style:text-properties officeooo:rsid="0012d157" officeooo:paragraph-rsid="0012d157"/>
    </style:style>
    <style:style style:name="P12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13" style:family="paragraph" style:parent-style-name="Standard">
      <style:text-properties officeooo:rsid="0021ddfb" officeooo:paragraph-rsid="0021ddfb"/>
    </style:style>
    <style:style style:name="P14" style:family="paragraph" style:parent-style-name="Standard">
      <style:text-properties officeooo:paragraph-rsid="002378c7"/>
    </style:style>
    <style:style style:name="P15" style:family="paragraph" style:parent-style-name="Standard">
      <style:text-properties style:text-underline-style="none" officeooo:rsid="0031fe36" officeooo:paragraph-rsid="0031fe36"/>
    </style:style>
    <style:style style:name="P16" style:family="paragraph" style:parent-style-name="Standard">
      <style:text-properties officeooo:rsid="001ab8b7" officeooo:paragraph-rsid="001ab8b7"/>
    </style:style>
    <style:style style:name="P17" style:family="paragraph" style:parent-style-name="Standard">
      <style:text-properties officeooo:rsid="0038e5cc" officeooo:paragraph-rsid="0038e5cc"/>
    </style:style>
    <style:style style:name="T1" style:family="text">
      <style:text-properties fo:font-variant="normal" fo:text-transform="none" fo:color="#0055aa" style:font-name="monospace" fo:font-size="9.75pt" fo:letter-spacing="normal" fo:font-style="normal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bff3"/>
    </style:style>
    <style:style style:name="T4" style:family="text">
      <style:text-properties style:text-underline-style="solid" style:text-underline-width="auto" style:text-underline-color="font-color" officeooo:rsid="0006aa7d"/>
    </style:style>
    <style:style style:name="T5" style:family="text">
      <style:text-properties style:text-underline-style="solid" style:text-underline-width="auto" style:text-underline-color="font-color" officeooo:rsid="000f128a"/>
    </style:style>
    <style:style style:name="T6" style:family="text">
      <style:text-properties style:text-underline-style="solid" style:text-underline-width="auto" style:text-underline-color="font-color" officeooo:rsid="00295c9a"/>
    </style:style>
    <style:style style:name="T7" style:family="text">
      <style:text-properties style:text-underline-style="solid" style:text-underline-width="auto" style:text-underline-color="font-color" officeooo:rsid="002b4779"/>
    </style:style>
    <style:style style:name="T8" style:family="text">
      <style:text-properties style:text-underline-style="solid" style:text-underline-width="auto" style:text-underline-color="font-color" officeooo:rsid="002d32da"/>
    </style:style>
    <style:style style:name="T9" style:family="text">
      <style:text-properties style:text-underline-style="solid" style:text-underline-width="auto" style:text-underline-color="font-color" officeooo:rsid="002fa6b9"/>
    </style:style>
    <style:style style:name="T10" style:family="text">
      <style:text-properties style:text-underline-style="solid" style:text-underline-width="auto" style:text-underline-color="font-color" officeooo:rsid="003fc54e"/>
    </style:style>
    <style:style style:name="T11" style:family="text">
      <style:text-properties officeooo:rsid="0006f3bf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4bff3"/>
    </style:style>
    <style:style style:name="T14" style:family="text">
      <style:text-properties style:text-underline-style="none" officeooo:rsid="0006f3bf"/>
    </style:style>
    <style:style style:name="T15" style:family="text">
      <style:text-properties style:text-underline-style="none" officeooo:rsid="002378c7"/>
    </style:style>
    <style:style style:name="T16" style:family="text">
      <style:text-properties officeooo:rsid="001076c7"/>
    </style:style>
    <style:style style:name="T17" style:family="text">
      <style:text-properties officeooo:rsid="00115369"/>
    </style:style>
    <style:style style:name="T18" style:family="text">
      <style:text-properties officeooo:rsid="0012d157"/>
    </style:style>
    <style:style style:name="T19" style:family="text">
      <style:text-properties officeooo:rsid="002fa6b9"/>
    </style:style>
    <style:style style:name="T20" style:family="text">
      <style:text-properties officeooo:rsid="0034022b"/>
    </style:style>
    <style:style style:name="T21" style:family="text">
      <style:text-properties officeooo:rsid="003a3aac"/>
    </style:style>
    <style:style style:name="T22" style:family="text">
      <style:text-properties fo:color="#c9211e" style:text-underline-style="solid" style:text-underline-width="auto" style:text-underline-color="font-color" officeooo:rsid="003fc5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eeting:10’Oct’22 <text:s text:c="29"/><text:tab/>IOT-Device</text:p>
      <text:p text:style-name="P1">------------------------------------------------------------------------------------------------------------------------</text:p>
      <text:p text:style-name="P2"># In Company Admin <text:span text:style-name="T11">#</text:span></text:p>
      <text:p text:style-name="P3"/>
      <text:p text:style-name="P5"><text:span text:style-name="T13"><text:s/></text:span><text:span text:style-name="T14"># </text:span><text:span text:style-name="T3">Toy Registration</text:span><text:span text:style-name="T13">: <text:s/></text:span><text:span text:style-name="T4">(</text:span><text:span text:style-name="T1">tblToyRegistration</text:span><text:span text:style-name="T4">)</text:span></text:p>
      <text:p text:style-name="P4"><text:s text:c="2"/>Toy_name:ZMQ_TOY_001 </text:p>
      <text:p text:style-name="P4"/>
      <text:p text:style-name="P8"># <text:span text:style-name="T2">Assign Toy to PHC-Health-center<text:tab/></text:span><text:span text:style-name="T22">done</text:span></text:p>
      <text:p text:style-name="P8"><text:s/>=&gt; Open Dropdown for phc-health-center and list of toys then assign toys to each phc-health-center</text:p>
      <text:p text:style-name="P8"/>
      <text:p text:style-name="P6"># <text:span text:style-name="T2">Assign Token to Toy </text:span><text:span text:style-name="T22">done</text:span></text:p>
      <text:p text:style-name="P9">=&gt; Open Dropdown for Toy’s and List for Tokens Then Assign <text:span text:style-name="T17">token to toys</text:span></text:p>
      <text:p text:style-name="P9"/>
      <text:p text:style-name="P7"># <text:span text:style-name="T2">Assign Toy To Staff (Phc worker </text:span><text:span text:style-name="T10">with respt to company</text:span><text:span text:style-name="T2">)</text:span></text:p>
      <text:p text:style-name="P10"><text:span text:style-name="T17">=&gt; </text:span><text:span text:style-name="T16">Open Dropdown for Toy’s and List for </text:span><text:span text:style-name="T17">PHC-Worker(Staff)</text:span><text:span text:style-name="T16"> Then Assign </text:span><text:span text:style-name="T18">Toy’s</text:span><text:span text:style-name="T17"> to </text:span><text:span text:style-name="T18">phc-worker</text:span></text:p>
      <text:p text:style-name="P11"><text:s text:c="5"/>Currently, Only One Toy is assign <text:s/>to one Phc-worker (one-to-one relation)</text:p>
      <text:p text:style-name="P13"/>
      <text:p text:style-name="P14"># <text:span text:style-name="T12">Phc-</text:span><text:span text:style-name="T15">staff</text:span><text:span text:style-name="T12">-Registration ?? </text:span><text:span text:style-name="T15">According to </text:span><text:span text:style-name="T5">PHC-Health-center? </text:span><text:span text:style-name="T6">(staff-setup) </text:span><text:span text:style-name="T8">According</text:span><text:span text:style-name="T7"> Company </text:span><text:span text:style-name="T9">Or Both?</text:span></text:p>
      <text:p text:style-name="P15"><text:span text:style-name="T19">=</text:span>&gt; Both</text:p>
      <text:p text:style-name="P13"/>
      <text:p text:style-name="P16"># When phc-worker login, show only that Token Which is Assign to login-phc-worker <text:span text:style-name="T20">by company <text:s text:c="3"/>admin.</text:span></text:p>
      <text:p text:style-name="P17"># <text:span text:style-name="T21">assigned Toys to phc only visiable by login company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1:21:50.462526564</meta:creation-date>
    <dc:date>2022-10-20T15:25:39.832437224</dc:date>
    <meta:editing-duration>PT9H48M30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29" meta:character-count="984" meta:non-whitespace-character-count="826"/>
  </office:meta>
</office:document-meta>
</file>